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DejaVu Sans Mono', 'Ubuntu Mono'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baffe" officeooo:paragraph-rsid="000baffe"/>
    </style:style>
    <style:style style:name="P2" style:family="paragraph" style:parent-style-name="Standard">
      <style:text-properties fo:font-style="italic" officeooo:rsid="000baffe" officeooo:paragraph-rsid="000baffe" style:font-style-asian="italic" style:font-style-complex="italic"/>
    </style:style>
    <style:style style:name="P3" style:family="paragraph" style:parent-style-name="Standard">
      <style:text-properties fo:font-style="italic" officeooo:rsid="000baffe" officeooo:paragraph-rsid="000c8552" style:font-style-asian="italic" style:font-style-complex="italic"/>
    </style:style>
    <style:style style:name="P4" style:family="paragraph" style:parent-style-name="Standard">
      <style:text-properties fo:font-style="italic" officeooo:rsid="000c8552" officeooo:paragraph-rsid="000c8552" style:font-style-asian="italic" style:font-style-complex="italic"/>
    </style:style>
    <style:style style:name="P5" style:family="paragraph" style:parent-style-name="Standard">
      <style:text-properties fo:font-style="italic" officeooo:rsid="000c8552" officeooo:paragraph-rsid="000cec39" style:font-style-asian="italic" style:font-style-complex="italic"/>
    </style:style>
    <style:style style:name="P6" style:family="paragraph" style:parent-style-name="Standard">
      <style:text-properties fo:font-style="italic" officeooo:rsid="000cec39" officeooo:paragraph-rsid="000cec39" style:font-style-asian="italic" style:font-style-complex="italic"/>
    </style:style>
    <style:style style:name="P7" style:family="paragraph" style:parent-style-name="Standard">
      <style:text-properties fo:font-style="italic" officeooo:rsid="000c8552" officeooo:paragraph-rsid="000c8552" style:font-style-asian="italic" style:font-style-complex="italic"/>
    </style:style>
    <style:style style:name="T1" style:family="text">
      <style:text-properties officeooo:rsid="000c8552"/>
    </style:style>
    <style:style style:name="T2" style:family="text">
      <style:text-properties officeooo:rsid="000ce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eet-3<text:line-break/><text:line-break/>1. Kernel Version – 6.8.0-64-generic</text:p>
      <text:p text:style-name="P1">2.</text:p>
      <text:p text:style-name="P1">config-6.8.0-64-generic</text:p>
      <text:p text:style-name="P1">grub/</text:p>
      <text:p text:style-name="P1">initrd.img-6.8.0-64-generic</text:p>
      <text:p text:style-name="P1">System.map-6.8.0-64-generic</text:p>
      <text:p text:style-name="P1">vmlinuz-6.8.0-64-generic</text:p>
      <text:p text:style-name="P1"/>
      <text:p text:style-name="P1">3.</text:p>
      <text:p text:style-name="P2">usr/src --&gt; having </text:p>
      <text:p text:style-name="P2">linux-headers-6.8.0-64-generic</text:p>
      <text:p text:style-name="P2">linux-hwe-6.8-headers-6.8.0-64</text:p>
      <text:p text:style-name="P2">linux-source-5.15.0</text:p>
      <text:p text:style-name="P2">linux-source-5.15.0.tar.bz2</text:p>
      <text:p text:style-name="P2"/>
      <text:p text:style-name="P2">4. Role of GRUB during boot</text:p>
      <text:p text:style-name="P2">--&gt; <text:span text:style-name="T1">GRUB (Grand Unified Bootloader) plays a key role in boot process of Linux systems</text:span></text:p>
      <text:p text:style-name="P3">--&gt; <text:span text:style-name="T1">GRUB acts as an intermediatery between Computer’s firmaware(BIOS/UEFI) and OS</text:span></text:p>
      <text:p text:style-name="P4">--&gt; GRUB provides menu for the user to choose which kernel version to boot on the system</text:p>
      <text:p text:style-name="P3">--&gt; <text:span text:style-name="T1">GRUB loads kernel in OS and initializex RAM disk into memory.</text:span></text:p>
      <text:p text:style-name="P3"/>
      <text:p text:style-name="P5">5.</text:p>
      <text:p text:style-name="P5">--&gt; vmlinuz file in Linux represents a compressed, bootable linux kernel image. <text:span text:style-name="T2">Located in /boot directory</text:span></text:p>
      <text:p text:style-name="P4">--&gt; <text:span text:style-name="T2">vmlinuz files initiates the OS, the system cannot boot into functional Linux enviroment without vimlinuz.</text:span></text:p>
      <text:p text:style-name="P4">--&gt; <text:span text:style-name="T2">vmlinuz is a compressed version of vmlinux file</text:span></text:p>
      <text:p text:style-name="P4"/>
      <text:p text:style-name="P6">6.</text:p>
      <text:p text:style-name="P6">--&gt; initramfs – Initial RAM File System</text:p>
      <text:p text:style-name="P6">--&gt; It is temporary file system that is used during boot process of linux kernel</text:p>
      <text:p text:style-name="P6">--&gt; Provides an early user space enivironment during boot process, before the actual root filesystem mounted into the Linux kern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DejaVu Sans Mono', 'Ubuntu Mono'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7:07:39.395542561</meta:creation-date>
    <meta:editing-duration>PT16S</meta:editing-duration>
    <meta:editing-cycles>2</meta:editing-cycles>
    <meta:generator>LibreOffice/7.3.7.2$Linux_X86_64 LibreOffice_project/30$Build-2</meta:generator>
    <dc:date>2025-08-01T17:07:53.255608256</dc:date>
    <meta:document-statistic meta:table-count="0" meta:image-count="0" meta:object-count="0" meta:page-count="1" meta:paragraph-count="26" meta:word-count="175" meta:character-count="1145" meta:non-whitespace-character-count="1003"/>
  </office:meta>
</office:document-meta>
</file>